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style:font-name-asian="Times New Roman1" style:font-size-asian="14pt" style:font-name-complex="Times New Roman1" style:font-size-complex="14pt"/>
    </style:style>
    <style:style style:name="T10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48.png" xlink:type="simple" xlink:show="embed" xlink:actuate="onLoad"/></draw:frame></text:p>
          </table:table-cell>
          <table:table-cell table:style-name="Table1.B1" office:value-type="string">
            <text:h text:style-name="P4" text:outline-level="1">Корень квадратный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304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2">векторизован</text:span><text:span text:style-name="T1">, </text:span>реализует вычисление квадратного корня числа (для каждого элемента входного вектора):</text:p>
            <text:p text:style-name="P3"><draw:frame draw:style-name="fr3" draw:name="Объект7" text:anchor-type="as-char" svg:width="3.692cm" svg:height="0.864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,</text:p>
            <text:p text:style-name="P2">где<draw:frame draw:style-name="fr3" draw:name="Объект1" text:anchor-type="as-char" svg:width="2.427cm" svg:height="0.564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– входно<text:span text:style-name="T1">й и выходной сигналы</text:span>.</text:p>
            <text:p text:style-name="P2"><text:span text:style-name="T6">Обязательное условие</text:span>: <draw:frame draw:style-name="fr3" draw:name="Object1" text:anchor-type="as-char" svg:width="1.72cm" svg:height="0.564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<text:p text:style-name="P2"><text:span text:style-name="T8">Свойства</text:span><text:span text:style-name="T9">:</text:span><text:span text:style-name="T10"> для работы блока задавать свойства не требуется.</text:span></text:p>
            <text:p text:style-name="P2">Размерность выходного вектора равна размерности входного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рень квадратный</dc:title>
    <dc:date>2014-12-01T15:38:51.57</dc:date>
    <meta:generator>OpenOffice/4.1.1$Win32 OpenOffice.org_project/411m6$Build-9775</meta:generator>
    <meta:editing-duration>PT2H28M46S</meta:editing-duration>
    <meta:editing-cycles>152</meta:editing-cycles>
    <meta:document-statistic meta:table-count="1" meta:image-count="2" meta:object-count="3" meta:page-count="1" meta:paragraph-count="12" meta:word-count="47" meta:character-count="335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x(t) &gt; 0</annotation>
  </semantics>
</math>
</file>

<file path=Object 6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qrt>
          <mrow>
            <mi>x</mi>
            <mrow>
              <mo stretchy="false">(</mo>
              <mrow>
                <mi>t</mi>
              </mrow>
              <mo stretchy="false">)</mo>
            </mrow>
          </mrow>
        </msqrt>
      </mrow>
    </mrow>
    <annotation encoding="StarMath 5.0">y(t) = sqrt{x(t)}</annotation>
  </semantics>
</math>
</file>